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5in" fo:margin-left="2.4417in" table:align="left"/>
    </style:style>
    <style:style style:name="Table1.A" style:family="table-column">
      <style:table-column-properties style:column-width="1.85in"/>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0.3507in" style:rel-column-width="3317*"/>
    </style:style>
    <style:style style:name="Table2.B" style:family="table-column">
      <style:table-column-properties style:column-width="3.1278in" style:rel-column-width="29597*"/>
    </style:style>
    <style:style style:name="Table2.C" style:family="table-column">
      <style:table-column-properties style:column-width="0.3111in" style:rel-column-width="2943*"/>
    </style:style>
    <style:style style:name="Table2.D" style:family="table-column">
      <style:table-column-properties style:column-width="3.1361in" style:rel-column-width="29678*"/>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1.8542in" fo:margin-left="2.4313in" table:align="left"/>
    </style:style>
    <style:style style:name="Table3.A" style:family="table-column">
      <style:table-column-properties style:column-width="1.8542in"/>
    </style:style>
    <style:style style:name="Table3.A1" style:family="table-cell">
      <style:table-cell-properties fo:padding="0.0382in" fo:border="0.5pt solid #000000"/>
    </style:style>
    <style:style style:name="P1" style:family="paragraph" style:parent-style-name="Standard">
      <style:paragraph-properties fo:text-align="justify" style:justify-single-word="false"/>
      <style:text-properties officeooo:rsid="00185696" officeooo:paragraph-rsid="00185696"/>
    </style:style>
    <style:style style:name="P2" style:family="paragraph" style:parent-style-name="Table_20_Contents">
      <style:paragraph-properties fo:text-align="justify" style:justify-single-word="false"/>
      <style:text-properties officeooo:rsid="00185696" officeooo:paragraph-rsid="00185696"/>
    </style:style>
    <style:style style:name="P3" style:family="paragraph" style:parent-style-name="Standard">
      <style:paragraph-properties fo:text-align="justify" style:justify-single-word="false"/>
      <style:text-properties fo:font-weight="bold" officeooo:rsid="00185696" officeooo:paragraph-rsid="00185696"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officeooo:rsid="001a3404" officeooo:paragraph-rsid="001a3404"/>
    </style:style>
    <style:style style:name="P6" style:family="paragraph" style:parent-style-name="Table_20_Contents">
      <style:paragraph-properties fo:text-align="center" style:justify-single-word="false"/>
      <style:text-properties fo:font-size="20pt" style:text-underline-style="solid" style:text-underline-width="auto" style:text-underline-color="font-color" fo:font-weight="bold" officeooo:rsid="00185696" officeooo:paragraph-rsid="00185696" style:font-size-asian="20pt" style:font-weight-asian="bold" style:font-size-complex="20pt" style:font-weight-complex="bold"/>
    </style:style>
    <style:style style:name="P7" style:family="paragraph" style:parent-style-name="Table_20_Contents">
      <style:paragraph-properties fo:text-align="justify" style:justify-single-word="false"/>
      <style:text-properties officeooo:rsid="001b38cc" officeooo:paragraph-rsid="001b38cc"/>
    </style:style>
    <style:style style:name="P8" style:family="paragraph" style:parent-style-name="Table_20_Contents">
      <style:paragraph-properties fo:text-align="start" style:justify-single-word="false"/>
      <style:text-properties officeooo:rsid="001b38cc" officeooo:paragraph-rsid="001b38cc"/>
    </style:style>
    <style:style style:name="P9" style:family="paragraph" style:parent-style-name="Table_20_Contents">
      <style:paragraph-properties fo:text-align="start" style:justify-single-word="false"/>
    </style:style>
    <style:style style:name="P10" style:family="paragraph" style:parent-style-name="Standard">
      <style:paragraph-properties fo:text-align="justify" style:justify-single-word="false"/>
      <style:text-properties officeooo:rsid="00185696" officeooo:paragraph-rsid="00185696"/>
    </style:style>
    <style:style style:name="P11" style:family="paragraph" style:parent-style-name="Standard">
      <style:paragraph-properties fo:text-align="justify" style:justify-single-word="false"/>
      <style:text-properties officeooo:rsid="001de03a" officeooo:paragraph-rsid="001de03a"/>
    </style:style>
    <style:style style:name="P12" style:family="paragraph" style:parent-style-name="Standard">
      <style:paragraph-properties fo:text-align="justify" style:justify-single-word="false"/>
      <style:text-properties officeooo:rsid="001fa03a" officeooo:paragraph-rsid="001fa03a"/>
    </style:style>
    <style:style style:name="P13" style:family="paragraph" style:parent-style-name="Standard">
      <style:paragraph-properties fo:text-align="justify" style:justify-single-word="false"/>
      <style:text-properties fo:font-weight="bold" officeooo:rsid="001de03a" officeooo:paragraph-rsid="001de03a" style:font-weight-asian="bold" style:font-weight-complex="bold"/>
    </style:style>
    <style:style style:name="P14" style:family="paragraph" style:parent-style-name="Table_20_Contents">
      <style:paragraph-properties fo:text-align="center" style:justify-single-word="false"/>
      <style:text-properties fo:font-size="20pt" style:text-underline-style="solid" style:text-underline-width="auto" style:text-underline-color="font-color" fo:font-weight="bold" officeooo:rsid="001fa03a" officeooo:paragraph-rsid="001fa03a" style:font-size-asian="20pt" style:font-weight-asian="bold" style:font-size-complex="20pt" style:font-weight-complex="bold"/>
    </style:style>
    <style:style style:name="T1" style:family="text">
      <style:text-properties officeooo:rsid="001a3404"/>
    </style:style>
    <style:style style:name="T2" style:family="text">
      <style:text-properties officeooo:rsid="001b38cc"/>
    </style:style>
    <style:style style:name="T3" style:family="text">
      <style:text-properties officeooo:rsid="001fa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6">Assignment 1</text:p>
          </table:table-cell>
        </table:table-row>
      </table:table>
      <text:p text:style-name="P4"/>
      <text:p text:style-name="P3">1. Demonstrate differences between data access from file system and database management system ?</text:p>
      <text:p text:style-name="P3"/>
      <text:p text:style-name="P1"><text:s/><text:span text:style-name="T1">Data access in the context of a files system refers to the ability to retrieve, modify, copy, or move data stored within files on a storage device. This involves reading and writing data, managing file permission, and ensuring data integrity.</text:span></text:p>
      <text:p text:style-name="P1"/>
      <text:p text:style-name="P5">Similarly a data management system is a comprehensive framework that involves that collection, storage, organization, and retrieval of data. It ensures that data is accessible, secure, and usable for various application. This system includes databases, data warehouse, data lakes, and other tools that help manage data throughout its lifecycle, from creation to deletion.</text:p>
      <text:p text:style-name="P5"/>
      <text:p text:style-name="P1">The differences between data access from files system and database management system they are as given bellow in that table form :</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SN</text:p>
          </table:table-cell>
          <table:table-cell table:style-name="Table2.A1" office:value-type="string">
            <text:p text:style-name="P2">File system </text:p>
          </table:table-cell>
          <table:table-cell table:style-name="Table2.A1" office:value-type="string">
            <text:p text:style-name="P2">SN</text:p>
          </table:table-cell>
          <table:table-cell table:style-name="Table2.D1" office:value-type="string">
            <text:p text:style-name="P2">Database Management System</text:p>
          </table:table-cell>
        </table:table-row>
        <table:table-row>
          <table:table-cell table:style-name="Table2.A2" office:value-type="string">
            <text:p text:style-name="P8">1</text:p>
          </table:table-cell>
          <table:table-cell table:style-name="Table2.A2" office:value-type="string">
            <text:p text:style-name="P9"><text:s/><text:span text:style-name="T2">It is Deals with individual files and folders.</text:span></text:p>
          </table:table-cell>
          <table:table-cell table:style-name="Table2.A2" office:value-type="string">
            <text:p text:style-name="P7">1</text:p>
          </table:table-cell>
          <table:table-cell table:style-name="Table2.D2" office:value-type="string">
            <text:p text:style-name="P9"><text:s/><text:span text:style-name="T2">Mange large sets fo data across database and other storage systems.</text:span></text:p>
          </table:table-cell>
        </table:table-row>
        <table:table-row>
          <table:table-cell table:style-name="Table2.A2" office:value-type="string">
            <text:p text:style-name="P7">2</text:p>
          </table:table-cell>
          <table:table-cell table:style-name="Table2.A2" office:value-type="string">
            <text:p text:style-name="P7">Basic action like opening, saving, deleting files.</text:p>
          </table:table-cell>
          <table:table-cell table:style-name="Table2.A2" office:value-type="string">
            <text:p text:style-name="P7">2</text:p>
          </table:table-cell>
          <table:table-cell table:style-name="Table2.D2" office:value-type="string">
            <text:p text:style-name="P7">Organized in a hierarchical manner(folders within folders).</text:p>
          </table:table-cell>
        </table:table-row>
        <table:table-row>
          <table:table-cell table:style-name="Table2.A2" office:value-type="string">
            <text:p text:style-name="P7">3 </text:p>
          </table:table-cell>
          <table:table-cell table:style-name="Table2.A2" office:value-type="string">
            <text:p text:style-name="P7">Organized in a hierarchical manner (folders within folders).</text:p>
          </table:table-cell>
          <table:table-cell table:style-name="Table2.A2" office:value-type="string">
            <text:p text:style-name="P7">3</text:p>
          </table:table-cell>
          <table:table-cell table:style-name="Table2.D2" office:value-type="string">
            <text:p text:style-name="P7">Can handle structured, and unstructured data.</text:p>
          </table:table-cell>
        </table:table-row>
        <table:table-row>
          <table:table-cell table:style-name="Table2.A2" office:value-type="string">
            <text:p text:style-name="P7">4 </text:p>
          </table:table-cell>
          <table:table-cell table:style-name="Table2.A2" office:value-type="string">
            <text:p text:style-name="P7">Limited to file permission and basic metadata(like file size and data modified).</text:p>
          </table:table-cell>
          <table:table-cell table:style-name="Table2.A2" office:value-type="string">
            <text:p text:style-name="P7">4</text:p>
          </table:table-cell>
          <table:table-cell table:style-name="Table2.D2" office:value-type="string">
            <text:p text:style-name="P7">Included features like data integrity, security, backup, and recovery.</text:p>
          </table:table-cell>
        </table:table-row>
        <table:table-row>
          <table:table-cell table:style-name="Table2.A2" office:value-type="string">
            <text:p text:style-name="P7">5</text:p>
          </table:table-cell>
          <table:table-cell table:style-name="Table2.A2" office:value-type="string">
            <text:p text:style-name="P7">Generally simple <text:s/>and more straightforward.</text:p>
          </table:table-cell>
          <table:table-cell table:style-name="Table2.A2" office:value-type="string">
            <text:p text:style-name="P7">5</text:p>
          </table:table-cell>
          <table:table-cell table:style-name="Table2.D2" office:value-type="string">
            <text:p text:style-name="P7">More complex, with sophisticated tools and processes.</text:p>
          </table:table-cell>
        </table:table-row>
      </table:table>
      <text:p text:style-name="P1"/>
      <text:p text:style-name="P1"/>
      <table:table table:name="Table3" table:style-name="Table3">
        <table:table-column table:style-name="Table3.A"/>
        <table:table-row>
          <table:table-cell table:style-name="Table3.A1" office:value-type="string">
            <text:p text:style-name="P14">Assignment 2</text:p>
          </table:table-cell>
        </table:table-row>
      </table:table>
      <text:p text:style-name="P11"/>
      <text:p text:style-name="P13"><text:span text:style-name="T3">2.</text:span> What do you understand about DBMS? Identify its advantages and disadvantages ? </text:p>
      <text:p text:style-name="P11">A Database management system is a computerized record- keeping system. It is repository or a container for collection of computerized data files. The overall purpose fo DBMS is to allow he users to define, store ,retrieve and update the information contained in the database on demand. Information can be anything that is of significance to an individual or organization. </text:p>
      <text:p text:style-name="P11"/>
      <text:p text:style-name="P11">Some of the advantages of DBMS are given bellow:-</text:p>
      <text:p text:style-name="P11"/>
      <text:p text:style-name="P11">I) <text:s text:c="3"/>Controlling of Redundancy.</text:p>
      <text:p text:style-name="P11">II) <text:s text:c="2"/>Improved Data Sharing.</text:p>
      <text:p text:style-name="P11">III) <text:s/>Security.</text:p>
      <text:p text:style-name="P11">IV) <text:s text:c="2"/>Data Consistency.</text:p>
      <text:p text:style-name="P12"><text:soft-page-break/>V) <text:s text:c="3"/>Efficient Data Access.</text:p>
      <text:p text:style-name="P12">VI) <text:s text:c="2"/>Enforcements of standards.</text:p>
      <text:p text:style-name="P12"/>
      <text:p text:style-name="P12">Some of the Disadvantages of DBMS are given bellow:-</text:p>
      <text:p text:style-name="P12"/>
      <text:p text:style-name="P12">I) It is complex due to it’s supports multiple functionality to give the user the best, the underlying software has become complex.</text:p>
      <text:p text:style-name="P12"><text:s/></text:p>
      <text:p text:style-name="P12">II) Because of its complexity and functionality, it uses large amount of memory. It also needs large memory to run efficiently.</text:p>
      <text:p text:style-name="P12"/>
      <text:p text:style-name="P12">III) DBMS system works on the centralized system, <text:s/>that is all the user <text:s/>form all over the world access this database. Hence any failure of the DBMS <text:s/>will impact all the users.</text:p>
      <text:p text:style-name="P12"/>
      <text:p text:style-name="P12">IV) DBMS is generalized software that is it is written works on the entire system rather specific one. Hence some of the application will run sl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8:29:25.560528890</meta:creation-date>
    <dc:date>2024-08-27T13:35:32.064207855</dc:date>
    <meta:editing-duration>PT1M19S</meta:editing-duration>
    <meta:editing-cycles>2</meta:editing-cycles>
    <meta:generator>LibreOffice/24.2.3.2$Linux_X86_64 LibreOffice_project/420$Build-2</meta:generator>
    <meta:document-statistic meta:table-count="3" meta:image-count="0" meta:object-count="0" meta:page-count="2" meta:paragraph-count="45" meta:word-count="442" meta:character-count="2788" meta:non-whitespace-character-count="2364"/>
  </office:meta>
</office:document-meta>
</file>